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3in" fo:margin-right="0in" fo:margin-top="0in" fo:margin-bottom="0.2in" fo:text-indent="0in" style:auto-text-indent="false"/>
    </style:style>
    <style:style style:name="P2" style:family="paragraph" style:parent-style-name="Standard">
      <style:paragraph-properties fo:margin-left="3in" fo:margin-right="0in" fo:margin-top="0.5in" fo:margin-bottom="0.7in" fo:text-indent="0in" style:auto-text-indent="false"/>
    </style:style>
    <style:style style:name="P3" style:family="paragraph" style:parent-style-name="Standard">
      <style:paragraph-properties fo:margin-top="0in" fo:margin-bottom="0.2in"/>
    </style:style>
    <style:style style:name="P4" style:family="paragraph" style:parent-style-name="Standard">
      <style:paragraph-properties fo:margin-left="3.5in" fo:margin-right="0in" fo:margin-top="0in" fo:margin-bottom="0in" fo:text-indent="0in" style:auto-text-indent="false"/>
    </style:style>
    <style:style style:name="P5" style:family="paragraph" style:parent-style-name="Standard">
      <style:paragraph-properties fo:margin-left="3.698in" fo:margin-right="0in" fo:margin-top="0in" fo:margin-bottom="0in" fo:text-indent="0in" style:auto-text-indent="false"/>
    </style:style>
    <style:style style:name="P6" style:family="paragraph" style:parent-style-name="Standard">
      <style:paragraph-properties fo:margin-left="3.9898in" fo:margin-right="0in" fo:margin-top="0in" fo:margin-bottom="0in" fo:text-indent="0in" style:auto-text-indent="false"/>
    </style:style>
    <style:style style:name="P7" style:family="paragraph" style:parent-style-name="Standard">
      <style:paragraph-properties fo:margin-left="4.5102in" fo:margin-right="0in" fo:margin-top="0.2in" fo:margin-bottom="0.2in" fo:text-indent="0in" style:auto-text-indent="false"/>
    </style:style>
    <style:style style:name="T1"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Logrus</text:p>
      <text:p text:style-name="P5">502 7 Avenue NE</text:p>
      <text:p text:style-name="P6">Calgary Alberta T2E 0N2</text:p>
      <text:p text:style-name="P7">29 December 2007</text:p>
      <text:p text:style-name="P3">Dear Church Council,</text:p>
      <text:p text:style-name="P3">Council has recently brought two matters before the congregation: whether to have one or two weekly services, and our operating deficit. These are related: more contributing members will address the deficit, and addressing differing needs will increase membership. Whether having two services really meets the needs of potential members remains a question. As Christ's stewards in this business of guiding others to Jesus, we must be astute business people: we cannot do things at random in the hope of some desired effect. So let us look in a businesslike manner at the joint questions of membership and finances.</text:p>
      <text:p text:style-name="P3">We require $5577 per week to meet our operating needs, and are routinely short over 300 dollars each week. With modern giving patterns this indicates a need to attract three additional families in Calgary's tenth-percentile earning bracket, or seven additional families in the median earning bracket, or twelve additional families with average retirement income. Nor is attracting additional families the sole problem: we must also retain the membership we have. We need to retain at least 40 families in the top bracket, or 108 in the median bracket, or nearly 200 retiree families. What are we doing to bring in those additional members and retain the current membership? Because if we do nothing eventually our creditors will shut us down, to the discredit of the Lord we serve.</text:p>
      <text:p text:style-name="P3">The usual excuses -- “urban flight” that leaves inner-city parishes with no young families; or secularism creating young adults with no interest in church – do not hold: over Advent and Christmas I visited other inner-city churches where young families and babies were present in the pews even at midnight services, and where over a hundred congregants packed the <text:span text:style-name="T2">stage</text:span> of the Christmas pageant, which had to be given three times to accommodate all the congregation who wanted to see it. Potential members are out there. The explanation – not excuse – for our failure is that we are not doing what we need to do. </text:p>
      <text:p text:style-name="P3">What do we need to do? We must serve four very different demographics: habitual church-goers who are trying to hang on to a bygone Christian Establishment, born-again believers who have made a radical choice to labour in Christ's vineyard, “walk-ins” who are looking for what the Church can provide them ( most often spiritual nurture for their growing families), and the unchurched who have no idea what we might offer them and have never thought of walking in across our threshold. At present, the first group consumes most of our resources -- and will consume even more if we cater to them by adding a “traditional” service -- but have effectively zero growth potential. The second group doesn't have growth potential either, but it provides our resources for serving those groups that do! And instead, they are being squandered on mis-coordinated and short-sighted tasks. In fact, some of this second group are discontinuing their ministries and discussing looking elsewhere for the nurture that they need.</text:p>
      <text:p text:style-name="P3">The third group, “walk-ins”, offer us significant growth potential at least effort, because they have done half our work by walking through our door, and coincidentally this age-group represents Calgary's highest earning-potential demographic. But if we do not show on their first visit that we can provide what they need, they will look elsewhere the next week, leaving by the same “swinging door” through which they came in. This group's other attributes include higher education, unwillingness to accept authority without question, extensive understanding of child education, and marked non-conformance to family <text:soft-page-break/>stereotypes. Any flaunted pontifical authority or any marginalization of their children will alienate such families in a heartbeat. They will assess us on how well we take their real situation and their children's needs into account. If we are serious about church growth we must have a plan for retaining and engaging these members.</text:p>
      <text:p text:style-name="P3">And where is our plan for engaging the unchurched, of whom there are hundreds for every one “walk-in”? They are our greatest potential source of growth. But reaching them requires a great deal more effort on our part than simply holding the door open while they walk in. Who is making that effort?</text:p>
      <text:p text:style-name="P3">The significant difference between Emmanuel, and other thriving inner-city parishes, is our nurture and evangelistic ministry. A ministry is lead by the pastor, but not in isolation. Each pastor has a choice about how he leads: some pastors focus on doing the nurture and evangelistic ministry themselves and let the membership's ministry happen or not without the pastor's interference. Some focus on micro-managing, restraining, and controlling the various members' efforts. The most effective leadership is shown by pastors who support, train, encourage and coordinate the membership – and then set the members free to minister -- we give lip-service to that model in our weekly bulletin that claims “<text:span text:style-name="T1">Ministers: People of Emmanuel</text:span>”. If a leadership model is working its effects are seen as results: growing membership numbers, healthy nurture and outreach ministers, and a balanced budget. At Emmanuel, our escalating deficit attests to the fact that something is not working. I urge Council to examine our ministry model now, while bankruptcy lurks on the distant horizon, rather than waiting until bankruptcy sits on our doorstep.</text:p>
      <text:p text:style-name="P1">Yours truly,</text:p>
      <text:p text:style-name="P2">Pamela M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Pamela Mclean</meta:initial-creator>
    <meta:creation-date>2007-12-25T22:13:40</meta:creation-date>
    <dc:creator>Pamela Mclean</dc:creator>
    <dc:date>2007-12-30T00:01:44</dc:date>
    <meta:printed-by>Pamela Mclean</meta:printed-by>
    <meta:print-date>2007-12-29T19:28:20</meta:print-date>
    <meta:editing-cycles>7</meta:editing-cycles>
    <meta:editing-duration>P2DT17H41M4S</meta:editing-duration>
    <meta:user-defined meta:name="Info 1"/>
    <meta:user-defined meta:name="Info 2"/>
    <meta:user-defined meta:name="Info 3"/>
    <meta:user-defined meta:name="Info 4"/>
    <meta:document-statistic meta:table-count="0" meta:image-count="0" meta:object-count="0" meta:page-count="2" meta:paragraph-count="14" meta:word-count="897" meta:character-count="5508"/>
  </office:meta>
</office:document-meta>
</file>